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0.501cm" fo:padding-top="0.076cm" fo:padding-bottom="0.076cm" fo:padding-left="0.152cm" fo:padding-right="0.152cm"/>
    </style:style>
    <style:style style:name="gr4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.152cm" fo:padding-right="0.152cm"/>
    </style:style>
    <style:style style:name="gr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384cm" fo:min-width="0.817cm" fo:padding-top="0.076cm" fo:padding-bottom="0.076cm" fo:padding-left="0.152cm" fo:padding-right="0.203cm"/>
    </style:style>
    <style:style style:name="gr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cm" fo:padding-right="0.1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cm" fo:padding-top="0.025cm" fo:padding-bottom="0.025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025cm" fo:padding-bottom="0.025cm" fo:padding-left="0cm" fo:padding-right="0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1cm" draw:marker-start-width="0.276cm" draw:marker-end-width="0.276cm" draw:fill="none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7cm" fo:min-width="0cm" fo:padding-top="0.025cm" fo:padding-bottom="0.02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0.508cm" svg:x="12.169cm" svg:y="4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947cm" svg:height="0.725cm" svg:x="11.504cm" svg:y="3.82cm">
          <draw:text-box>
            <text:p><text:span text:style-name="T1">git ftrbr-update-merge</text:span></text:p>
          </draw:text-box>
        </draw:frame>
        <draw:frame draw:style-name="gr3" draw:text-style-name="P3" draw:layer="layout" svg:width="1.352cm" svg:height="0.564cm" svg:x="8.927cm" svg:y="7.02cm">
          <draw:text-box>
            <text:p><text:span text:style-name="T2">HEAD</text:span></text:p>
          </draw:text-box>
        </draw:frame>
        <draw:frame draw:style-name="gr4" draw:text-style-name="P2" draw:layer="layout" svg:width="1.699cm" svg:height="0.627cm" svg:x="7.427cm" svg:y="5.285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2.89cm" svg:y="6.915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4.387cm" svg:y="6.915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8.455cm" svg:y="6.402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8.455cm" svg:y="7.04cm">
          <draw:text-box>
            <text:p><text:span text:style-name="T1">Y</text:span></text:p>
          </draw:text-box>
        </draw:frame>
        <draw:custom-shape draw:style-name="gr9" draw:text-style-name="P1" xml:id="id1" draw:id="id1" draw:layer="layout" svg:width="0.426cm" svg:height="0.439cm" svg:x="7.863cm" svg:y="6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" draw:id="id2" draw:layer="layout" svg:width="0.426cm" svg:height="0.439cm" svg:x="7.862cm" svg:y="7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95cm" svg:height="0.627cm" svg:x="10.328cm" svg:y="6.989cm">
          <draw:text-box>
            <text:p><text:span text:style-name="T1">ftr/mytopic</text:span></text:p>
          </draw:text-box>
        </draw:frame>
        <draw:connector draw:style-name="gr10" draw:text-style-name="P1" draw:layer="layout" draw:type="line" svg:x1="7.128cm" svg:y1="5.754cm" svg:x2="7.925cm" svg:y2="6.458cm" draw:end-shape="id1" draw:end-glue-point="5" svg:d="m7128 5754 797 704">
          <text:p/>
        </draw:connector>
        <draw:connector draw:style-name="gr10" draw:text-style-name="P1" draw:layer="layout" draw:type="line" svg:x1="8.076cm" svg:y1="6.833cm" svg:x2="8.075cm" svg:y2="7.083cm" draw:start-shape="id1" draw:start-glue-point="8" draw:end-shape="id2" draw:end-glue-point="4" svg:d="m8076 6833-1 250">
          <text:p/>
        </draw:connector>
        <draw:custom-shape draw:style-name="gr11" draw:text-style-name="P1" xml:id="id3" draw:id="id3" draw:layer="layout" svg:width="0.426cm" svg:height="0.439cm" svg:x="6.763cm" svg:y="6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" draw:id="id4" draw:layer="layout" svg:width="0.426cm" svg:height="0.439cm" svg:x="6.762cm" svg:y="7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976cm" svg:y1="6.717cm" svg:x2="6.975cm" svg:y2="7.077cm" draw:start-shape="id3" draw:start-glue-point="8" draw:end-shape="id4" draw:end-glue-point="4" svg:d="m6976 6717-1 360">
          <text:p/>
        </draw:connector>
        <draw:frame draw:style-name="gr8" draw:text-style-name="P2" draw:layer="layout" svg:width="0.286cm" svg:height="0.525cm" svg:x="6.256cm" svg:y="6.237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6.256cm" svg:y="7.038cm">
          <draw:text-box>
            <text:p><text:span text:style-name="T1">F</text:span></text:p>
          </draw:text-box>
        </draw:frame>
        <draw:line draw:style-name="gr10" draw:text-style-name="P1" draw:layer="layout" svg:x1="6.976cm" svg:y1="2.9cm" svg:x2="6.951cm" svg:y2="5.594cm">
          <text:p/>
        </draw:line>
        <draw:custom-shape draw:style-name="gr9" draw:text-style-name="P1" draw:layer="layout" svg:width="0.426cm" svg:height="0.439cm" svg:x="6.763cm" svg:y="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6.763cm" svg:y="3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6.254cm" svg:y="3.132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6.254cm" svg:y="3.928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6.254cm" svg:y="4.628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6.254cm" svg:y="5.329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6.762cm" svg:y="4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0.426cm" svg:height="0.439cm" svg:x="6.761cm" svg:y="5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974cm" svg:y1="5.811cm" svg:x2="6.976cm" svg:y2="6.278cm" draw:start-shape="id5" draw:start-glue-point="8" draw:end-shape="id3" draw:end-glue-point="4" svg:d="m6974 5811 2 467">
          <text:p/>
        </draw:connector>
        <draw:frame draw:style-name="gr4" draw:text-style-name="P2" draw:layer="layout" svg:width="1.699cm" svg:height="0.627cm" svg:x="16.473cm" svg:y="7.558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15.128cm" svg:y="6.984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16.625cm" svg:y="6.984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20.656cm" svg:y="6.263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20.656cm" svg:y="7.039cm">
          <draw:text-box>
            <text:p><text:span text:style-name="T1">Y</text:span></text:p>
          </draw:text-box>
        </draw:frame>
        <draw:custom-shape draw:style-name="gr9" draw:text-style-name="P1" xml:id="id6" draw:id="id6" draw:layer="layout" svg:width="0.426cm" svg:height="0.439cm" svg:x="20.064cm" svg:y="6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0.426cm" svg:height="0.439cm" svg:x="20.062cm" svg:y="7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9.329cm" svg:y1="5.753cm" svg:x2="20.126cm" svg:y2="6.37cm" draw:end-shape="id6" draw:end-glue-point="5" svg:d="m19329 5753 797 617">
          <text:p/>
        </draw:connector>
        <draw:custom-shape draw:style-name="gr12" draw:text-style-name="P1" xml:id="id7" draw:id="id7" draw:layer="layout" svg:width="0.426cm" svg:height="0.439cm" svg:x="18.964cm" svg:y="6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" draw:id="id8" draw:layer="layout" svg:width="0.426cm" svg:height="0.439cm" svg:x="18.963cm" svg:y="7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9.177cm" svg:y1="6.745cm" svg:x2="19.176cm" svg:y2="7.082cm" draw:start-shape="id7" draw:start-glue-point="8" draw:end-shape="id8" draw:end-glue-point="4" svg:d="m19177 6745-1 337">
          <text:p/>
        </draw:connector>
        <draw:frame draw:style-name="gr8" draw:text-style-name="P2" draw:layer="layout" svg:width="0.286cm" svg:height="0.525cm" svg:x="18.457cm" svg:y="6.263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18.457cm" svg:y="7.039cm">
          <draw:text-box>
            <text:p><text:span text:style-name="T1">F</text:span></text:p>
          </draw:text-box>
        </draw:frame>
        <draw:line draw:style-name="gr10" draw:text-style-name="P1" draw:layer="layout" svg:x1="19.177cm" svg:y1="2.899cm" svg:x2="19.152cm" svg:y2="5.593cm">
          <text:p/>
        </draw:line>
        <draw:custom-shape draw:style-name="gr9" draw:text-style-name="P1" draw:layer="layout" svg:width="0.426cm" svg:height="0.439cm" svg:x="18.964cm" svg:y="3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18.964cm" svg:y="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18.455cm" svg:y="3.131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18.455cm" svg:y="3.927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18.455cm" svg:y="4.627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18.455cm" svg:y="5.328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18.963cm" svg:y="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0.426cm" svg:height="0.439cm" svg:x="18.962cm" svg:y="5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9.175cm" svg:y1="5.81cm" svg:x2="19.177cm" svg:y2="6.306cm" draw:start-shape="id9" draw:start-glue-point="8" draw:end-shape="id7" draw:end-glue-point="4" svg:d="m19175 5810 2 496">
          <text:p/>
        </draw:connector>
        <draw:custom-shape draw:style-name="gr12" draw:text-style-name="P1" xml:id="id11" draw:id="id11" draw:layer="layout" svg:width="0.426cm" svg:height="0.439cm" svg:x="20.062cm" svg:y="7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0.353cm" svg:height="0.525cm" svg:x="20.657cm" svg:y="7.909cm">
          <draw:text-box>
            <text:p><text:span text:style-name="T1">M</text:span></text:p>
          </draw:text-box>
        </draw:frame>
        <draw:connector draw:style-name="gr10" draw:text-style-name="P1" draw:layer="layout" draw:type="line" svg:x1="20.277cm" svg:y1="6.745cm" svg:x2="20.275cm" svg:y2="7.082cm" draw:start-shape="id6" draw:start-glue-point="8" draw:end-shape="id10" draw:end-glue-point="4" svg:d="m20277 6745-2 337">
          <text:p/>
        </draw:connector>
        <draw:connector draw:style-name="gr10" draw:text-style-name="P1" draw:layer="layout" draw:type="line" svg:x1="20.275cm" svg:y1="7.521cm" svg:x2="20.275cm" svg:y2="7.952cm" draw:start-shape="id10" draw:start-glue-point="8" draw:end-shape="id11" draw:end-glue-point="4" svg:d="m20275 7521v431">
          <text:p/>
        </draw:connector>
        <draw:frame draw:style-name="gr3" draw:text-style-name="P3" draw:layer="layout" svg:width="1.352cm" svg:height="0.564cm" svg:x="21.293cm" svg:y="7.927cm">
          <draw:text-box>
            <text:p><text:span text:style-name="T2">HEAD</text:span></text:p>
          </draw:text-box>
        </draw:frame>
        <draw:frame draw:style-name="gr4" draw:text-style-name="P2" draw:layer="layout" svg:width="2.495cm" svg:height="0.627cm" svg:x="22.694cm" svg:y="7.896cm">
          <draw:text-box>
            <text:p><text:span text:style-name="T1">ftr/mytopic</text:span></text:p>
          </draw:text-box>
        </draw:frame>
        <draw:connector draw:style-name="gr10" draw:text-style-name="P1" draw:layer="layout" draw:type="line" svg:x1="19.327cm" svg:y1="7.457cm" svg:x2="20.124cm" svg:y2="8.016cm" draw:start-shape="id8" draw:start-glue-point="9" draw:end-shape="id11" draw:end-glue-point="5" svg:d="m19327 7457 797 5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9.78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llea </meta:initial-creator>
    <meta:creation-date>2012-08-08T08:54:41</meta:creation-date>
    <dc:date>2012-08-08T09:57:45</dc:date>
    <dc:creator>vallea </dc:creator>
    <meta:editing-duration>PT33M54S</meta:editing-duration>
    <meta:editing-cycles>2</meta:editing-cycles>
    <meta:generator>LibreOffice/3.5$Linux_x86 LibreOffice_project/350m1$Build-2</meta:generator>
    <meta:document-statistic meta:object-count="60"/>
  </office:meta>
</office:document-meta>
</file>